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Libertine Display G1" svg:font-family="'Linux Libertine Display G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Display G2" svg:font-family="'Linux Libertine Display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5.323cm" fo:margin-left="-0.083cm" fo:margin-top="0cm" fo:margin-bottom="0cm" table:align="left" style:writing-mode="lr-tb"/>
    </style:style>
    <style:style style:name="Tabella1.A" style:family="table-column">
      <style:table-column-properties style:column-width="7.805cm"/>
    </style:style>
    <style:style style:name="Tabella1.B" style:family="table-column">
      <style:table-column-properties style:column-width="7.516cm"/>
    </style:style>
    <style:style style:name="Tabella1.1" style:family="table-row">
      <style:table-row-properties style:min-row-height="0.002cm" fo:keep-together="auto"/>
    </style:style>
    <style:style style:name="Tabella1.A1" style:family="table-cell">
      <style:table-cell-properties style:vertical-align="" fo:padding-left="0.097cm" fo:padding-right="0.097cm" fo:padding-top="0cm" fo:padding-bottom="0cm" fo:border-left="0.5pt solid #000001" fo:border-right="0.25pt solid #000001" fo:border-top="0.5pt solid #000001" fo:border-bottom="0.5pt solid #000001" style:writing-mode="lr-tb"/>
    </style:style>
    <style:style style:name="Tabella1.B1" style:family="table-cell">
      <style:table-cell-properties style:vertical-align="" fo:padding-left="0.097cm" fo:padding-right="0.097cm" fo:padding-top="0cm" fo:padding-bottom="0cm" fo:border="0.5pt solid #000001" style:writing-mode="lr-tb"/>
    </style:style>
    <style:style style:name="Tabella1.A2" style:family="table-cell">
      <style:table-cell-properties style:vertical-align="" fo:padding-left="0.097cm" fo:padding-right="0.097cm" fo:padding-top="0cm" fo:padding-bottom="0cm" fo:border-left="0.5pt solid #000001" fo:border-right="0.25pt solid #000001" fo:border-top="0.25pt solid #000001" fo:border-bottom="0.5pt solid #000001" style:writing-mode="lr-tb"/>
    </style:style>
    <style:style style:name="Tabella1.B2" style:family="table-cell">
      <style:table-cell-properties style:vertical-align="" fo:padding-left="0.097cm" fo:padding-right="0.097cm" fo:padding-top="0cm" fo:padding-bottom="0cm" fo:border-left="0.5pt solid #000001" fo:border-right="0.5pt solid #000001" fo:border-top="0.25pt solid #000001" fo:border-bottom="0.5pt solid #000001" style:writing-mode="lr-tb"/>
    </style:style>
    <style:style style:name="Tabella1.3" style:family="table-row">
      <style:table-row-properties style:min-row-height="3.84cm" fo:keep-together="auto"/>
    </style:style>
    <style:style style:name="P1" style:family="paragraph" style:parent-style-name="Standard">
      <style:paragraph-properties fo:line-height="150%" fo:text-align="center" style:justify-single-word="false"/>
      <style:text-properties fo:color="#182f7c" style:font-name="Linux Libertine Display G1" fo:font-size="12pt" fo:font-style="normal" style:text-underline-style="none" fo:font-weight="bold" officeooo:rsid="0010fb3a" officeooo:paragraph-rsid="0004fe77" style:font-size-asian="12pt" style:font-style-asian="normal" style:font-weight-asian="bold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color="#182f7c" style:font-name="Linux Libertine Display G1" fo:font-size="12pt" fo:font-weight="normal" officeooo:rsid="0010fb3a" officeooo:paragraph-rsid="0004fe7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color="#182f7c" style:font-name="Linux Libertine Display G1" fo:font-size="12pt" officeooo:rsid="0010fb3a" officeooo:paragraph-rsid="0004fe77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style:writing-mode="lr-tb"/>
      <style:text-properties fo:color="#000080" style:font-name="Linux Libertine Display G1" fo:font-size="12pt" fo:language="it" fo:country="IT" style:text-underline-style="solid" style:text-underline-width="auto" style:text-underline-color="font-color" fo:font-weight="bold" style:font-name-asian="Times New Roman1" style:font-size-asian="12pt" style:language-asian="it" style:country-asian="IT" style:font-weight-asian="bold" style:font-name-complex="Times New Roman1" style:font-size-complex="12pt" style:language-complex="ar" style:country-complex="SA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fo:color="#182f7c" style:font-name="Linux Libertine Display G1" fo:font-size="12pt" fo:language="it" fo:country="none" style:font-size-asian="12pt" style:font-name-complex="Linux Libertine Display G2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writing-mode="lr-tb"/>
      <style:text-properties style:font-name="Linux Libertine Display G1"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style:writing-mode="lr-tb"/>
      <style:text-properties style:font-name="Linux Libertine Display G1"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style:writing-mode="lr-tb"/>
      <style:text-properties style:font-name="Linux Libertine Display G1" fo:font-size="12pt" officeooo:rsid="00022e2d" officeooo:paragraph-rsid="00022e2d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Linux Libertine Display G1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Linux Libertine Display G1"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Linux Libertine Display G1" fo:font-size="12pt" officeooo:paragraph-rsid="0004fe77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Linux Libertine Display G1" fo:font-size="12pt" officeooo:rsid="00037db9" officeooo:paragraph-rsid="00037db9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Linux Libertine Display G1" fo:font-size="12pt" officeooo:rsid="00037db9" officeooo:paragraph-rsid="00037db9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Linux Libertine Display G1" fo:font-size="12pt" officeooo:rsid="0004fe77" officeooo:paragraph-rsid="0004fe77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Linux Libertine Display G1" fo:font-size="12pt" officeooo:rsid="0004fe77" officeooo:paragraph-rsid="0004fe77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Linux Libertine Display G1" fo:font-size="12pt" fo:language="it" fo:country="none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Linux Libertine Display G1" fo:font-size="12pt" fo:language="it" fo:country="none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Linux Libertine Display G1" fo:font-size="12pt" style:text-underline-style="solid" style:text-underline-width="auto" style:text-underline-color="font-color" officeooo:rsid="0004fe77" officeooo:paragraph-rsid="0004fe77" style:font-size-asian="12pt" style:font-size-complex="12pt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page-number="auto" style:writing-mode="lr-tb"/>
      <style:text-properties style:font-name="Linux Libertine Display G1"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orphans="0" fo:widows="0" fo:text-indent="0cm" style:auto-text-indent="false" style:writing-mode="lr-tb"/>
      <style:text-properties fo:color="#182f7c" style:font-name="Linux Libertine Display G1" fo:font-size="12pt" fo:language="it" fo:country="none" fo:font-weight="bold" officeooo:rsid="0004fe77" officeooo:paragraph-rsid="0004fe77" style:font-name-asian="Times New Roman1" style:font-size-asian="12pt" style:language-asian="it" style:country-asian="IT" style:font-weight-asian="bold" style:font-name-complex="Linux Libertine Display G2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orphans="0" fo:widows="0" fo:text-indent="0cm" style:auto-text-indent="false" style:writing-mode="lr-tb"/>
      <style:text-properties fo:color="#182f7c" style:font-name="Linux Libertine Display G1" fo:font-size="12pt" fo:font-style="normal" style:text-underline-style="none" fo:font-weight="bold" officeooo:rsid="0010fb3a" officeooo:paragraph-rsid="0004fe77" style:font-size-asian="12pt" style:font-style-asian="normal" style:font-weight-asian="bold" style:font-size-complex="12pt"/>
    </style:style>
    <style:style style:name="P22" style:family="paragraph" style:parent-style-name="Standard">
      <style:paragraph-properties fo:margin-left="0cm" fo:margin-right="0cm" fo:margin-top="0cm" fo:margin-bottom="0.247cm" loext:contextual-spacing="false" fo:line-height="150%" fo:text-align="center" style:justify-single-word="false" fo:orphans="0" fo:widows="0" fo:text-indent="0cm" style:auto-text-indent="false" style:writing-mode="lr-tb"/>
      <style:text-properties style:font-name="Linux Libertine Display G1" fo:font-size="12pt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orphans="0" fo:widows="0" fo:text-indent="0cm" style:auto-text-indent="false" style:writing-mode="lr-tb"/>
      <style:text-properties style:font-name="Linux Libertine Display G1" fo:font-size="12pt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.247cm" loext:contextual-spacing="false" fo:line-height="150%" fo:text-align="end" style:justify-single-word="false" fo:orphans="0" fo:widows="0" fo:text-indent="0cm" style:auto-text-indent="false" style:writing-mode="lr-tb"/>
      <style:text-properties style:font-name="Linux Libertine Display G1" fo:font-size="12pt" style:font-size-asian="12pt" style:font-size-complex="12pt"/>
    </style:style>
    <style:style style:name="P25" style:family="paragraph" style:parent-style-name="Header">
      <style:paragraph-properties fo:line-height="100%"/>
      <style:text-properties officeooo:rsid="0000af84" officeooo:paragraph-rsid="0000af84"/>
    </style:style>
    <style:style style:name="P26" style:family="paragraph" style:parent-style-name="Header">
      <style:paragraph-properties fo:line-height="100%"/>
      <style:text-properties style:font-name="Linux Libertine Display G1" fo:font-weight="bold" officeooo:rsid="0000af84" officeooo:paragraph-rsid="0000af84" style:font-weight-asian="bold" style:font-weight-complex="bold"/>
    </style:style>
    <style:style style:name="T1" style:family="text">
      <style:text-properties fo:color="#000080" style:font-name="Times New Roman" fo:font-size="14pt" fo:language="it" fo:country="IT" fo:font-weight="bold" style:font-name-asian="Times New Roman1" style:font-size-asian="14pt" style:language-asian="it" style:country-asian="IT" style:font-weight-asian="bold" style:font-name-complex="Times New Roman1" style:font-size-complex="14pt" style:language-complex="ar" style:country-complex="SA" style:font-weight-complex="bold"/>
    </style:style>
    <style:style style:name="T2" style:family="text">
      <style:text-properties fo:color="#000080" style:font-name="Times New Roman" fo:font-size="14pt" fo:language="it" fo:country="IT" fo:font-weight="bold" officeooo:rsid="0000af84" style:font-name-asian="Times New Roman1" style:font-size-asian="14pt" style:language-asian="it" style:country-asian="IT" style:font-weight-asian="bold" style:font-name-complex="Times New Roman1" style:font-size-complex="14pt" style:language-complex="ar" style:country-complex="SA" style:font-weight-complex="bold"/>
    </style:style>
    <style:style style:name="T3" style:family="text">
      <style:text-properties fo:color="#000080" style:font-name="Times New Roman" fo:font-size="14pt" fo:language="it" fo:country="IT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4" style:family="text">
      <style:text-properties fo:color="#000080" style:font-name="Times New Roman" fo:font-size="14pt" fo:language="it" fo:country="IT" officeooo:rsid="0000af84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5" style:family="text">
      <style:text-properties fo:color="#000080" style:font-name="Times New Roman" fo:font-size="14pt" fo:language="it" fo:country="IT" officeooo:rsid="0004fe77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6" style:family="text">
      <style:text-properties fo:color="#000080" style:font-name="Times New Roman" fo:font-size="14pt" fo:language="it" fo:country="IT" style:text-underline-style="solid" style:text-underline-width="auto" style:text-underline-color="font-color" fo:font-weight="bold" style:font-name-asian="Times New Roman1" style:font-size-asian="14pt" style:language-asian="it" style:country-asian="IT" style:font-weight-asian="bold" style:font-name-complex="Times New Roman1" style:font-size-complex="14pt" style:language-complex="ar" style:country-complex="SA" style:font-weight-complex="bold"/>
    </style:style>
    <style:style style:name="T7" style:family="text">
      <style:text-properties fo:color="#000080" style:font-name="Times New Roman" fo:font-size="14pt" fo:language="it" fo:country="none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8" style:family="text">
      <style:text-properties fo:color="#000080" style:font-name="Times New Roman" fo:font-size="14pt" fo:language="it" fo:country="none" officeooo:rsid="00022e2d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9" style:family="text">
      <style:text-properties fo:color="#000080" style:font-name="Times New Roman" fo:font-size="14pt" fo:language="it" fo:country="none" officeooo:rsid="0004fe77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10" style:family="text">
      <style:text-properties fo:color="#000080" style:font-name="Times New Roman" fo:font-size="14pt" fo:language="it" fo:country="none" fo:font-weight="bold" style:font-name-asian="Times New Roman1" style:font-size-asian="14pt" style:language-asian="it" style:country-asian="IT" style:font-weight-asian="bold" style:font-name-complex="Times New Roman1" style:font-size-complex="14pt" style:language-complex="ar" style:country-complex="SA" style:font-weight-complex="bold"/>
    </style:style>
    <style:style style:name="T11" style:family="text">
      <style:text-properties fo:color="#000080" fo:font-size="14pt" fo:language="it" fo:country="IT" fo:font-weight="bold" style:font-name-asian="Times New Roman1" style:font-size-asian="14pt" style:language-asian="it" style:country-asian="IT" style:font-weight-asian="bold" style:font-name-complex="Times New Roman1" style:font-size-complex="14pt" style:language-complex="ar" style:country-complex="SA" style:font-weight-complex="bold"/>
    </style:style>
    <style:style style:name="T12" style:family="text">
      <style:text-properties fo:color="#000080" fo:font-size="14pt" fo:language="it" fo:country="IT" fo:font-weight="bold" officeooo:rsid="0000af84" style:font-name-asian="Times New Roman1" style:font-size-asian="14pt" style:language-asian="it" style:country-asian="IT" style:font-weight-asian="bold" style:font-name-complex="Times New Roman1" style:font-size-complex="14pt" style:language-complex="ar" style:country-complex="SA" style:font-weight-complex="bold"/>
    </style:style>
    <style:style style:name="T13" style:family="text">
      <style:text-properties fo:color="#000080" fo:font-size="14pt" fo:language="it" fo:country="IT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14" style:family="text">
      <style:text-properties fo:color="#000080" fo:font-size="14pt" fo:language="it" fo:country="IT" officeooo:rsid="0000af84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15" style:family="text">
      <style:text-properties fo:color="#000080" fo:font-size="14pt" fo:language="it" fo:country="IT" officeooo:rsid="0004fe77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16" style:family="text">
      <style:text-properties fo:color="#000080" fo:font-size="14pt" fo:language="it" fo:country="IT" style:text-underline-style="solid" style:text-underline-width="auto" style:text-underline-color="font-color" fo:font-weight="bold" style:font-name-asian="Times New Roman1" style:font-size-asian="14pt" style:language-asian="it" style:country-asian="IT" style:font-weight-asian="bold" style:font-name-complex="Times New Roman1" style:font-size-complex="14pt" style:language-complex="ar" style:country-complex="SA" style:font-weight-complex="bold"/>
    </style:style>
    <style:style style:name="T17" style:family="text">
      <style:text-properties fo:color="#000080" fo:font-size="14pt" fo:language="it" fo:country="none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18" style:family="text">
      <style:text-properties fo:color="#000080" fo:font-size="14pt" fo:language="it" fo:country="none" officeooo:rsid="0004fe77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19" style:family="text">
      <style:text-properties fo:color="#000080" fo:font-size="14pt" fo:language="it" fo:country="none" officeooo:rsid="00022e2d" style:font-name-asian="Times New Roman1" style:font-size-asian="14pt" style:language-asian="it" style:country-asian="IT" style:font-name-complex="Times New Roman1" style:font-size-complex="14pt" style:language-complex="ar" style:country-complex="SA"/>
    </style:style>
    <style:style style:name="T20" style:family="text">
      <style:text-properties fo:color="#000080" fo:font-size="14pt" fo:language="it" fo:country="none" fo:font-weight="bold" style:font-name-asian="Times New Roman1" style:font-size-asian="14pt" style:language-asian="it" style:country-asian="IT" style:font-weight-asian="bold" style:font-name-complex="Times New Roman1" style:font-size-complex="14pt" style:language-complex="ar" style:country-complex="SA" style:font-weight-complex="bold"/>
    </style:style>
    <style:style style:name="T21" style:family="text">
      <style:text-properties fo:color="#000080" fo:language="it" fo:country="IT" fo:font-weight="bold" style:font-name-asian="Times New Roman1" style:language-asian="it" style:country-asian="IT" style:font-weight-asian="bold" style:font-name-complex="Times New Roman1" style:language-complex="ar" style:country-complex="SA" style:font-weight-complex="bold"/>
    </style:style>
    <style:style style:name="T22" style:family="text">
      <style:text-properties fo:color="#000080" fo:language="it" fo:country="IT" fo:font-weight="bold" officeooo:rsid="0000af84" style:font-name-asian="Times New Roman1" style:language-asian="it" style:country-asian="IT" style:font-weight-asian="bold" style:font-name-complex="Times New Roman1" style:language-complex="ar" style:country-complex="SA" style:font-weight-complex="bold"/>
    </style:style>
    <style:style style:name="T23" style:family="text">
      <style:text-properties fo:color="#000080" fo:language="it" fo:country="IT" style:font-name-asian="Times New Roman1" style:language-asian="it" style:country-asian="IT" style:font-name-complex="Times New Roman1" style:language-complex="ar" style:country-complex="SA"/>
    </style:style>
    <style:style style:name="T24" style:family="text">
      <style:text-properties fo:color="#000080" fo:language="it" fo:country="IT" officeooo:rsid="0000af84" style:font-name-asian="Times New Roman1" style:language-asian="it" style:country-asian="IT" style:font-name-complex="Times New Roman1" style:language-complex="ar" style:country-complex="SA"/>
    </style:style>
    <style:style style:name="T25" style:family="text">
      <style:text-properties fo:color="#000080" fo:language="it" fo:country="IT" officeooo:rsid="0004fe77" style:font-name-asian="Times New Roman1" style:language-asian="it" style:country-asian="IT" style:font-name-complex="Times New Roman1" style:language-complex="ar" style:country-complex="SA"/>
    </style:style>
    <style:style style:name="T26" style:family="text">
      <style:text-properties fo:color="#000080" fo:language="it" fo:country="IT" style:text-underline-style="solid" style:text-underline-width="auto" style:text-underline-color="font-color" fo:font-weight="bold" style:font-name-asian="Times New Roman1" style:language-asian="it" style:country-asian="IT" style:font-weight-asian="bold" style:font-name-complex="Times New Roman1" style:language-complex="ar" style:country-complex="SA" style:font-weight-complex="bold"/>
    </style:style>
    <style:style style:name="T27" style:family="text">
      <style:text-properties fo:color="#000080" fo:language="it" fo:country="none" style:font-name-asian="Times New Roman1" style:language-asian="it" style:country-asian="IT" style:font-name-complex="Times New Roman1" style:language-complex="ar" style:country-complex="SA"/>
    </style:style>
    <style:style style:name="T28" style:family="text">
      <style:text-properties fo:color="#000080" fo:language="it" fo:country="none" officeooo:rsid="0004fe77" style:font-name-asian="Times New Roman1" style:language-asian="it" style:country-asian="IT" style:font-name-complex="Times New Roman1" style:language-complex="ar" style:country-complex="SA"/>
    </style:style>
    <style:style style:name="T29" style:family="text">
      <style:text-properties fo:color="#000080" fo:language="it" fo:country="none" officeooo:rsid="00022e2d" style:font-name-asian="Times New Roman1" style:language-asian="it" style:country-asian="IT" style:font-name-complex="Times New Roman1" style:language-complex="ar" style:country-complex="SA"/>
    </style:style>
    <style:style style:name="T30" style:family="text">
      <style:text-properties fo:color="#000080" fo:language="it" fo:country="none" fo:font-weight="bold" style:font-name-asian="Times New Roman1" style:language-asian="it" style:country-asian="IT" style:font-weight-asian="bold" style:font-name-complex="Times New Roman1" style:language-complex="ar" style:country-complex="SA" style:font-weight-complex="bold"/>
    </style:style>
    <style:style style:name="T31" style:family="text">
      <style:text-properties fo:color="#182f7c" style:font-name="Linux Libertine Display G" fo:font-size="12pt" fo:language="it" fo:country="none" fo:font-weight="bold" style:font-size-asian="12pt" style:font-weight-asian="bold" style:font-name-complex="Linux Libertine Display G2" style:font-size-complex="12pt" style:font-weight-complex="bold"/>
    </style:style>
    <style:style style:name="T32" style:family="text">
      <style:text-properties fo:color="#182f7c" style:font-name="Linux Libertine Display G" fo:font-size="13pt" fo:language="it" fo:country="none" fo:font-weight="bold" style:font-size-asian="13pt" style:font-weight-asian="bold" style:font-name-complex="Linux Libertine Display G2" style:font-size-complex="13pt" style:font-weight-complex="bold"/>
    </style:style>
    <style:style style:name="T33" style:family="text">
      <style:text-properties fo:color="#182f7c" style:font-name="Linux Libertine Display G" fo:font-size="13pt" fo:language="it" fo:country="none" fo:font-weight="bold" officeooo:rsid="0004fe77" style:font-size-asian="13pt" style:font-weight-asian="bold" style:font-name-complex="Linux Libertine Display G2" style:font-size-complex="13pt" style:font-weight-complex="bold"/>
    </style:style>
    <style:style style:name="T34" style:family="text">
      <style:text-properties fo:color="#182f7c" style:font-name="Times New Roman" fo:font-size="12pt" fo:language="it" fo:country="none" style:font-size-asian="12pt" style:font-name-complex="Times New Roman1" style:font-size-complex="12pt"/>
    </style:style>
    <style:style style:name="T35" style:family="text">
      <style:text-properties fo:color="#182f7c" style:font-name="Times New Roman" fo:font-size="12pt" fo:language="it" fo:country="none" officeooo:rsid="00037db9" style:font-size-asian="12pt" style:font-name-complex="Times New Roman1" style:font-size-complex="12pt"/>
    </style:style>
    <style:style style:name="T36" style:family="text">
      <style:text-properties fo:color="#182f7c" style:font-name="Times New Roman" fo:font-size="12pt" fo:language="it" fo:country="none" officeooo:rsid="0004fe77" style:font-size-asian="12pt" style:font-name-complex="Times New Roman1" style:font-size-complex="12pt"/>
    </style:style>
    <style:style style:name="T37" style:family="text">
      <style:text-properties fo:color="#182f7c" fo:font-size="12pt" fo:language="it" fo:country="none" fo:font-weight="bold" style:font-size-asian="12pt" style:font-weight-asian="bold" style:font-name-complex="Linux Libertine Display G2" style:font-size-complex="12pt" style:font-weight-complex="bold"/>
    </style:style>
    <style:style style:name="T38" style:family="text">
      <style:text-properties fo:color="#182f7c" fo:font-size="12pt" fo:language="it" fo:country="none" style:font-size-asian="12pt" style:font-name-complex="Times New Roman1" style:font-size-complex="12pt"/>
    </style:style>
    <style:style style:name="T39" style:family="text">
      <style:text-properties fo:color="#182f7c" fo:font-size="12pt" fo:language="it" fo:country="none" officeooo:rsid="00037db9" style:font-size-asian="12pt" style:font-name-complex="Times New Roman1" style:font-size-complex="12pt"/>
    </style:style>
    <style:style style:name="T40" style:family="text">
      <style:text-properties fo:color="#182f7c" fo:font-size="12pt" fo:language="it" fo:country="none" officeooo:rsid="0004fe77" style:font-size-asian="12pt" style:font-name-complex="Times New Roman1" style:font-size-complex="12pt"/>
    </style:style>
    <style:style style:name="T41" style:family="text">
      <style:text-properties fo:color="#182f7c" fo:font-size="13pt" fo:language="it" fo:country="none" fo:font-weight="bold" style:font-size-asian="13pt" style:font-weight-asian="bold" style:font-name-complex="Linux Libertine Display G2" style:font-size-complex="13pt" style:font-weight-complex="bold"/>
    </style:style>
    <style:style style:name="T42" style:family="text">
      <style:text-properties fo:color="#182f7c" fo:font-size="13pt" fo:language="it" fo:country="none" fo:font-weight="bold" officeooo:rsid="0004fe77" style:font-size-asian="13pt" style:font-weight-asian="bold" style:font-name-complex="Linux Libertine Display G2" style:font-size-complex="13pt" style:font-weight-complex="bold"/>
    </style:style>
    <style:style style:name="T43" style:family="text">
      <style:text-properties fo:color="#182f7c" fo:language="it" fo:country="none" fo:font-weight="bold" style:font-weight-asian="bold" style:font-name-complex="Linux Libertine Display G2" style:font-weight-complex="bold"/>
    </style:style>
    <style:style style:name="T44" style:family="text">
      <style:text-properties fo:color="#182f7c" fo:language="it" fo:country="none" fo:font-weight="bold" officeooo:rsid="0004fe77" style:font-weight-asian="bold" style:font-name-complex="Linux Libertine Display G2" style:font-weight-complex="bold"/>
    </style:style>
    <style:style style:name="T45" style:family="text">
      <style:text-properties fo:color="#182f7c" fo:language="it" fo:country="none" style:font-name-complex="Times New Roman1"/>
    </style:style>
    <style:style style:name="T46" style:family="text">
      <style:text-properties fo:color="#182f7c" fo:language="it" fo:country="none" officeooo:rsid="00037db9" style:font-name-complex="Times New Roman1"/>
    </style:style>
    <style:style style:name="T47" style:family="text">
      <style:text-properties fo:color="#182f7c" fo:language="it" fo:country="none" officeooo:rsid="0004fe77" style:font-name-complex="Times New Roman1"/>
    </style:style>
    <style:style style:name="T48" style:family="text">
      <style:text-properties fo:language="it" fo:country="none"/>
    </style:style>
    <style:style style:name="T49" style:family="text">
      <style:text-properties style:font-name="Linux Libertine Display G1" fo:font-weight="bold" style:font-weight-asian="bold" style:font-weight-complex="bold"/>
    </style:style>
    <style:style style:name="T50" style:family="text">
      <style:text-properties fo:font-style="normal" style:text-underline-style="none" style:font-style-asian="normal"/>
    </style:style>
    <style:style style:name="T51" style:family="text">
      <style:text-properties fo:font-style="normal" style:text-underline-style="none" officeooo:rsid="0011adec" style:font-style-asian="normal"/>
    </style:style>
    <style:style style:name="T52" style:family="text">
      <style:text-properties fo:font-style="normal" style:text-underline-style="none" officeooo:rsid="0021433f" style:font-style-asian="normal"/>
    </style:style>
    <style:style style:name="T53" style:family="text">
      <style:text-properties fo:font-style="normal" style:text-underline-style="none" officeooo:rsid="00203f6a" style:font-style-asian="normal"/>
    </style:style>
    <style:style style:name="T54" style:family="text">
      <style:text-properties fo:font-style="normal" style:text-underline-style="none" officeooo:rsid="0004fe77" style:font-style-asian="normal"/>
    </style:style>
    <style:style style:name="T55" style:family="text">
      <style:text-properties fo:font-style="normal" style:text-underline-style="none" fo:font-weight="bold" style:font-style-asian="normal" style:font-weight-asian="bold"/>
    </style:style>
    <style:style style:name="T56" style:family="text">
      <style:text-properties fo:font-style="normal" style:text-underline-style="none" fo:font-weight="bold" officeooo:rsid="0004fe77" style:font-style-asian="normal" style:font-weight-asian="bold" style:font-weight-complex="bold"/>
    </style:style>
    <style:style style:name="T57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58" style:family="text">
      <style:text-properties fo:font-variant="normal" fo:text-transform="none" fo:letter-spacing="normal" fo:font-style="normal" style:text-underline-style="none" fo:font-weight="normal" officeooo:rsid="001ac3e8" style:font-style-asian="normal" style:font-weight-asian="normal" style:font-weight-complex="bold"/>
    </style:style>
    <style:style style:name="T59" style:family="text">
      <style:text-properties fo:font-variant="normal" fo:text-transform="none" fo:color="#000080" style:font-name="Times New Roman" fo:font-size="14pt" fo:letter-spacing="normal" fo:language="it" fo:country="IT" fo:font-style="normal" style:text-underline-style="none" fo:font-weight="bold" officeooo:rsid="001ac3e8" style:font-name-asian="Times New Roman1" style:font-size-asian="14pt" style:language-asian="it" style:country-asian="IT" style:font-style-asian="normal" style:font-weight-asian="bold" style:font-name-complex="Times New Roman1" style:font-size-complex="14pt" style:language-complex="ar" style:country-complex="SA" style:font-weight-complex="bold"/>
    </style:style>
    <style:style style:name="T60" style:family="text">
      <style:text-properties fo:font-variant="normal" fo:text-transform="none" fo:color="#000080" style:font-name="Times New Roman" fo:font-size="14pt" fo:letter-spacing="normal" fo:language="it" fo:country="IT" fo:font-style="normal" style:text-underline-style="none" fo:font-weight="bold" officeooo:rsid="0000af84" style:font-name-asian="Times New Roman1" style:font-size-asian="14pt" style:language-asian="it" style:country-asian="IT" style:font-style-asian="normal" style:font-weight-asian="bold" style:font-name-complex="Times New Roman1" style:font-size-complex="14pt" style:language-complex="ar" style:country-complex="SA" style:font-weight-complex="bold"/>
    </style:style>
    <style:style style:name="T61" style:family="text">
      <style:text-properties fo:font-variant="normal" fo:text-transform="none" fo:color="#000080" style:font-name="Times New Roman" fo:font-size="14pt" fo:letter-spacing="normal" fo:language="it" fo:country="IT" fo:font-style="normal" style:text-underline-style="none" fo:font-weight="bold" officeooo:rsid="0004fe77" style:font-name-asian="Times New Roman1" style:font-size-asian="14pt" style:language-asian="it" style:country-asian="IT" style:font-style-asian="normal" style:font-weight-asian="bold" style:font-name-complex="Times New Roman1" style:font-size-complex="14pt" style:language-complex="ar" style:country-complex="SA" style:font-weight-complex="bold"/>
    </style:style>
    <style:style style:name="T62" style:family="text">
      <style:text-properties fo:font-variant="normal" fo:text-transform="none" fo:color="#000080" style:font-name="Times New Roman" fo:font-size="14pt" fo:letter-spacing="normal" fo:language="it" fo:country="IT" fo:font-style="normal" style:text-underline-style="none" fo:font-weight="normal" officeooo:rsid="001ac3e8" style:font-name-asian="Times New Roman1" style:font-size-asian="14pt" style:language-asian="it" style:country-asian="IT" style:font-style-asian="normal" style:font-weight-asian="normal" style:font-name-complex="Times New Roman1" style:font-size-complex="14pt" style:language-complex="ar" style:country-complex="SA" style:font-weight-complex="bold"/>
    </style:style>
    <style:style style:name="T63" style:family="text">
      <style:text-properties fo:font-variant="normal" fo:text-transform="none" fo:color="#000080" style:font-name="Times New Roman" fo:font-size="14pt" fo:letter-spacing="normal" fo:language="it" fo:country="IT" fo:font-weight="normal" officeooo:rsid="001ac3e8" style:font-name-asian="Times New Roman1" style:font-size-asian="14pt" style:language-asian="it" style:country-asian="IT" style:font-weight-asian="normal" style:font-name-complex="Times New Roman1" style:font-size-complex="14pt" style:language-complex="ar" style:country-complex="SA" style:font-weight-complex="bold"/>
    </style:style>
    <style:style style:name="T64" style:family="text">
      <style:text-properties fo:font-variant="normal" fo:text-transform="none" fo:color="#000080" style:font-name="Times New Roman" fo:font-size="14pt" fo:letter-spacing="normal" fo:language="it" fo:country="IT" fo:font-weight="normal" officeooo:rsid="0004fe77" style:font-name-asian="Times New Roman1" style:font-size-asian="14pt" style:language-asian="it" style:country-asian="IT" style:font-weight-asian="normal" style:font-name-complex="Times New Roman1" style:font-size-complex="14pt" style:language-complex="ar" style:country-complex="SA" style:font-weight-complex="bold"/>
    </style:style>
    <style:style style:name="T65" style:family="text">
      <style:text-properties fo:font-variant="normal" fo:text-transform="none" fo:color="#000080" style:font-name="Times New Roman" fo:font-size="14pt" fo:letter-spacing="normal" fo:language="it" fo:country="IT" officeooo:rsid="001ac3e8" style:font-name-asian="Times New Roman1" style:font-size-asian="14pt" style:language-asian="it" style:country-asian="IT" style:font-name-complex="Times New Roman1" style:font-size-complex="14pt" style:language-complex="ar" style:country-complex="SA" style:font-weight-complex="bold"/>
    </style:style>
    <style:style style:name="T66" style:family="text">
      <style:text-properties fo:font-variant="normal" fo:text-transform="none" fo:color="#000080" style:font-name="Times New Roman" fo:font-size="14pt" fo:letter-spacing="normal" fo:language="it" fo:country="IT" officeooo:rsid="0000af84" style:font-name-asian="Times New Roman1" style:font-size-asian="14pt" style:language-asian="it" style:country-asian="IT" style:font-name-complex="Times New Roman1" style:font-size-complex="14pt" style:language-complex="ar" style:country-complex="SA" style:font-weight-complex="bold"/>
    </style:style>
    <style:style style:name="T67" style:family="text">
      <style:text-properties fo:font-variant="normal" fo:text-transform="none" fo:color="#000080" style:font-name="Times New Roman" fo:font-size="14pt" fo:letter-spacing="normal" fo:language="it" fo:country="none" fo:font-weight="normal" officeooo:rsid="001ac3e8" style:font-name-asian="Times New Roman1" style:font-size-asian="14pt" style:language-asian="it" style:country-asian="IT" style:font-weight-asian="normal" style:font-name-complex="Times New Roman1" style:font-size-complex="14pt" style:language-complex="ar" style:country-complex="SA" style:font-weight-complex="bold"/>
    </style:style>
    <style:style style:name="T68" style:family="text">
      <style:text-properties fo:font-variant="normal" fo:text-transform="none" fo:color="#000080" style:font-name="Times New Roman" fo:font-size="14pt" fo:letter-spacing="normal" fo:language="it" fo:country="none" fo:font-weight="normal" officeooo:rsid="0004fe77" style:font-name-asian="Times New Roman1" style:font-size-asian="14pt" style:language-asian="it" style:country-asian="IT" style:font-weight-asian="normal" style:font-name-complex="Times New Roman1" style:font-size-complex="14pt" style:language-complex="ar" style:country-complex="SA" style:font-weight-complex="bold"/>
    </style:style>
    <style:style style:name="T69" style:family="text">
      <style:text-properties fo:font-variant="normal" fo:text-transform="none" fo:color="#000080" style:font-name="Times New Roman" fo:font-size="14pt" fo:letter-spacing="normal" fo:language="it" fo:country="none" officeooo:rsid="001ac3e8" style:font-name-asian="Times New Roman1" style:font-size-asian="14pt" style:language-asian="it" style:country-asian="IT" style:font-name-complex="Times New Roman1" style:font-size-complex="14pt" style:language-complex="ar" style:country-complex="SA" style:font-weight-complex="bold"/>
    </style:style>
    <style:style style:name="T70" style:family="text">
      <style:text-properties fo:font-variant="normal" fo:text-transform="none" fo:color="#000080" fo:font-size="14pt" fo:letter-spacing="normal" fo:language="it" fo:country="IT" fo:font-style="normal" style:text-underline-style="none" fo:font-weight="bold" officeooo:rsid="0004fe77" style:font-name-asian="Times New Roman1" style:font-size-asian="14pt" style:language-asian="it" style:country-asian="IT" style:font-style-asian="normal" style:font-weight-asian="bold" style:font-name-complex="Times New Roman1" style:font-size-complex="14pt" style:language-complex="ar" style:country-complex="SA" style:font-weight-complex="bold"/>
    </style:style>
    <style:style style:name="T71" style:family="text">
      <style:text-properties fo:font-variant="normal" fo:text-transform="none" fo:color="#000080" fo:font-size="14pt" fo:letter-spacing="normal" fo:language="it" fo:country="IT" fo:font-style="normal" style:text-underline-style="none" fo:font-weight="bold" officeooo:rsid="001ac3e8" style:font-name-asian="Times New Roman1" style:font-size-asian="14pt" style:language-asian="it" style:country-asian="IT" style:font-style-asian="normal" style:font-weight-asian="bold" style:font-name-complex="Times New Roman1" style:font-size-complex="14pt" style:language-complex="ar" style:country-complex="SA" style:font-weight-complex="bold"/>
    </style:style>
    <style:style style:name="T72" style:family="text">
      <style:text-properties fo:font-variant="normal" fo:text-transform="none" fo:color="#000080" fo:font-size="14pt" fo:letter-spacing="normal" fo:language="it" fo:country="IT" fo:font-style="normal" style:text-underline-style="none" fo:font-weight="bold" officeooo:rsid="0000af84" style:font-name-asian="Times New Roman1" style:font-size-asian="14pt" style:language-asian="it" style:country-asian="IT" style:font-style-asian="normal" style:font-weight-asian="bold" style:font-name-complex="Times New Roman1" style:font-size-complex="14pt" style:language-complex="ar" style:country-complex="SA" style:font-weight-complex="bold"/>
    </style:style>
    <style:style style:name="T73" style:family="text">
      <style:text-properties fo:font-variant="normal" fo:text-transform="none" fo:color="#000080" fo:font-size="14pt" fo:letter-spacing="normal" fo:language="it" fo:country="IT" fo:font-style="normal" style:text-underline-style="none" fo:font-weight="normal" officeooo:rsid="001ac3e8" style:font-name-asian="Times New Roman1" style:font-size-asian="14pt" style:language-asian="it" style:country-asian="IT" style:font-style-asian="normal" style:font-weight-asian="normal" style:font-name-complex="Times New Roman1" style:font-size-complex="14pt" style:language-complex="ar" style:country-complex="SA" style:font-weight-complex="bold"/>
    </style:style>
    <style:style style:name="T74" style:family="text">
      <style:text-properties fo:font-variant="normal" fo:text-transform="none" fo:color="#000080" fo:font-size="14pt" fo:letter-spacing="normal" fo:language="it" fo:country="IT" fo:font-weight="normal" officeooo:rsid="0004fe77" style:font-name-asian="Times New Roman1" style:font-size-asian="14pt" style:language-asian="it" style:country-asian="IT" style:font-weight-asian="normal" style:font-name-complex="Times New Roman1" style:font-size-complex="14pt" style:language-complex="ar" style:country-complex="SA" style:font-weight-complex="bold"/>
    </style:style>
    <style:style style:name="T75" style:family="text">
      <style:text-properties fo:font-variant="normal" fo:text-transform="none" fo:color="#000080" fo:font-size="14pt" fo:letter-spacing="normal" fo:language="it" fo:country="IT" fo:font-weight="normal" officeooo:rsid="001ac3e8" style:font-name-asian="Times New Roman1" style:font-size-asian="14pt" style:language-asian="it" style:country-asian="IT" style:font-weight-asian="normal" style:font-name-complex="Times New Roman1" style:font-size-complex="14pt" style:language-complex="ar" style:country-complex="SA" style:font-weight-complex="bold"/>
    </style:style>
    <style:style style:name="T76" style:family="text">
      <style:text-properties fo:font-variant="normal" fo:text-transform="none" fo:color="#000080" fo:font-size="14pt" fo:letter-spacing="normal" fo:language="it" fo:country="IT" officeooo:rsid="001ac3e8" style:font-name-asian="Times New Roman1" style:font-size-asian="14pt" style:language-asian="it" style:country-asian="IT" style:font-name-complex="Times New Roman1" style:font-size-complex="14pt" style:language-complex="ar" style:country-complex="SA" style:font-weight-complex="bold"/>
    </style:style>
    <style:style style:name="T77" style:family="text">
      <style:text-properties fo:font-variant="normal" fo:text-transform="none" fo:color="#000080" fo:font-size="14pt" fo:letter-spacing="normal" fo:language="it" fo:country="IT" officeooo:rsid="0000af84" style:font-name-asian="Times New Roman1" style:font-size-asian="14pt" style:language-asian="it" style:country-asian="IT" style:font-name-complex="Times New Roman1" style:font-size-complex="14pt" style:language-complex="ar" style:country-complex="SA" style:font-weight-complex="bold"/>
    </style:style>
    <style:style style:name="T78" style:family="text">
      <style:text-properties fo:font-variant="normal" fo:text-transform="none" fo:color="#000080" fo:font-size="14pt" fo:letter-spacing="normal" fo:language="it" fo:country="none" officeooo:rsid="001ac3e8" style:font-name-asian="Times New Roman1" style:font-size-asian="14pt" style:language-asian="it" style:country-asian="IT" style:font-name-complex="Times New Roman1" style:font-size-complex="14pt" style:language-complex="ar" style:country-complex="SA" style:font-weight-complex="bold"/>
    </style:style>
    <style:style style:name="T79" style:family="text">
      <style:text-properties fo:font-variant="normal" fo:text-transform="none" fo:color="#000080" fo:font-size="14pt" fo:letter-spacing="normal" fo:language="it" fo:country="none" fo:font-weight="normal" officeooo:rsid="0004fe77" style:font-name-asian="Times New Roman1" style:font-size-asian="14pt" style:language-asian="it" style:country-asian="IT" style:font-weight-asian="normal" style:font-name-complex="Times New Roman1" style:font-size-complex="14pt" style:language-complex="ar" style:country-complex="SA" style:font-weight-complex="bold"/>
    </style:style>
    <style:style style:name="T80" style:family="text">
      <style:text-properties fo:font-variant="normal" fo:text-transform="none" fo:color="#000080" fo:letter-spacing="normal" fo:language="it" fo:country="IT" fo:font-style="normal" style:text-underline-style="none" fo:font-weight="bold" officeooo:rsid="0004fe77" style:font-name-asian="Times New Roman1" style:language-asian="it" style:country-asian="IT" style:font-style-asian="normal" style:font-weight-asian="bold" style:font-name-complex="Times New Roman1" style:language-complex="ar" style:country-complex="SA" style:font-weight-complex="bold"/>
    </style:style>
    <style:style style:name="T81" style:family="text">
      <style:text-properties fo:font-variant="normal" fo:text-transform="none" fo:color="#000080" fo:letter-spacing="normal" fo:language="it" fo:country="IT" fo:font-style="normal" style:text-underline-style="none" fo:font-weight="bold" officeooo:rsid="001ac3e8" style:font-name-asian="Times New Roman1" style:language-asian="it" style:country-asian="IT" style:font-style-asian="normal" style:font-weight-asian="bold" style:font-name-complex="Times New Roman1" style:language-complex="ar" style:country-complex="SA" style:font-weight-complex="bold"/>
    </style:style>
    <style:style style:name="T82" style:family="text">
      <style:text-properties fo:font-variant="normal" fo:text-transform="none" fo:color="#000080" fo:letter-spacing="normal" fo:language="it" fo:country="IT" fo:font-style="normal" style:text-underline-style="none" fo:font-weight="bold" officeooo:rsid="0000af84" style:font-name-asian="Times New Roman1" style:language-asian="it" style:country-asian="IT" style:font-style-asian="normal" style:font-weight-asian="bold" style:font-name-complex="Times New Roman1" style:language-complex="ar" style:country-complex="SA" style:font-weight-complex="bold"/>
    </style:style>
    <style:style style:name="T83" style:family="text">
      <style:text-properties fo:font-variant="normal" fo:text-transform="none" fo:color="#000080" fo:letter-spacing="normal" fo:language="it" fo:country="IT" fo:font-style="normal" style:text-underline-style="none" fo:font-weight="normal" officeooo:rsid="001ac3e8" style:font-name-asian="Times New Roman1" style:language-asian="it" style:country-asian="IT" style:font-style-asian="normal" style:font-weight-asian="normal" style:font-name-complex="Times New Roman1" style:language-complex="ar" style:country-complex="SA" style:font-weight-complex="bold"/>
    </style:style>
    <style:style style:name="T84" style:family="text">
      <style:text-properties fo:font-variant="normal" fo:text-transform="none" fo:color="#000080" fo:letter-spacing="normal" fo:language="it" fo:country="IT" fo:font-weight="normal" officeooo:rsid="0004fe77" style:font-name-asian="Times New Roman1" style:language-asian="it" style:country-asian="IT" style:font-weight-asian="normal" style:font-name-complex="Times New Roman1" style:language-complex="ar" style:country-complex="SA" style:font-weight-complex="bold"/>
    </style:style>
    <style:style style:name="T85" style:family="text">
      <style:text-properties fo:font-variant="normal" fo:text-transform="none" fo:color="#000080" fo:letter-spacing="normal" fo:language="it" fo:country="IT" fo:font-weight="normal" officeooo:rsid="001ac3e8" style:font-name-asian="Times New Roman1" style:language-asian="it" style:country-asian="IT" style:font-weight-asian="normal" style:font-name-complex="Times New Roman1" style:language-complex="ar" style:country-complex="SA" style:font-weight-complex="bold"/>
    </style:style>
    <style:style style:name="T86" style:family="text">
      <style:text-properties fo:font-variant="normal" fo:text-transform="none" fo:color="#000080" fo:letter-spacing="normal" fo:language="it" fo:country="IT" officeooo:rsid="001ac3e8" style:font-name-asian="Times New Roman1" style:language-asian="it" style:country-asian="IT" style:font-name-complex="Times New Roman1" style:language-complex="ar" style:country-complex="SA" style:font-weight-complex="bold"/>
    </style:style>
    <style:style style:name="T87" style:family="text">
      <style:text-properties fo:font-variant="normal" fo:text-transform="none" fo:color="#000080" fo:letter-spacing="normal" fo:language="it" fo:country="IT" officeooo:rsid="0000af84" style:font-name-asian="Times New Roman1" style:language-asian="it" style:country-asian="IT" style:font-name-complex="Times New Roman1" style:language-complex="ar" style:country-complex="SA" style:font-weight-complex="bold"/>
    </style:style>
    <style:style style:name="T88" style:family="text">
      <style:text-properties fo:font-variant="normal" fo:text-transform="none" fo:color="#000080" fo:letter-spacing="normal" fo:language="it" fo:country="none" officeooo:rsid="001ac3e8" style:font-name-asian="Times New Roman1" style:language-asian="it" style:country-asian="IT" style:font-name-complex="Times New Roman1" style:language-complex="ar" style:country-complex="SA" style:font-weight-complex="bold"/>
    </style:style>
    <style:style style:name="T89" style:family="text">
      <style:text-properties fo:font-variant="normal" fo:text-transform="none" fo:color="#000080" fo:letter-spacing="normal" fo:language="it" fo:country="none" fo:font-weight="normal" officeooo:rsid="0004fe77" style:font-name-asian="Times New Roman1" style:language-asian="it" style:country-asian="IT" style:font-weight-asian="normal" style:font-name-complex="Times New Roman1" style:language-complex="ar" style:country-complex="S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1"><text:s text:c="3"/>TRIBUNALE DI MILANO</text:span></text:p>
      <text:p text:style-name="P6"><text:span text:style-name="T21">ATTO DI PRECETTO</text:span></text:p>
      <text:p text:style-name="P7"><text:span text:style-name="T23">Per la società ALFACND S.R.L. (P.I.: 01 607 030 333), <text:s/>con sede in Caorso (PC), via Mandello n.72, in persona del legale rappresentante p.t., Luigi Lucchini, (LCCLGU49L11</text:span><text:span text:style-name="T24">I</text:span><text:span text:style-name="T23">815R), nato a </text:span><text:span text:style-name="T24">Somaglia </text:span><text:span text:style-name="T23">(</text:span><text:span text:style-name="T24">Lo</text:span><text:span text:style-name="T23">) l'11.07.1949, rappresentata e difesa, giusta procura in calce al </text:span><text:span text:style-name="T24">ricorso per decreto ingiuntivo <text:s/>del 24.04.2018,iscritto al R.g. n. 1159/2018del Tribunale di Piacenza, </text:span><text:span text:style-name="T23">dall' Avv. Giovanna Turchio del Foro di Piacenza, (C.F.: TRCGNN77P63G792W), presso il cui studio in Piacenza, in via A. Genocchi n. 16, è elettivamente domiciliata, con contestuale</text:span><text:span text:style-name="T25">indicazione</text:span><text:span text:style-name="T23"> dell' indirizzo pec: turchio.giovanna@ordineavvocatipc.it e del numero/fax 0523-1991294, </text:span><text:span text:style-name="T22">quali recapiti ove effettuare comunicazioni e notifiche ai sensi di legge</text:span><text:span text:style-name="T21">;</text:span></text:p>
      <text:p text:style-name="P6"><text:span text:style-name="T21">premesso che</text:span></text:p>
      <text:p text:style-name="P7"><text:span text:style-name="T23">- la società ALFACND S.R.L. è creditrice nei confronti di </text:span><text:span text:style-name="T21">S.R.M. CARPENTERI</text:span><text:span text:style-name="T22">A</text:span><text:span text:style-name="T21"> INOX S.R.L</text:span><text:span text:style-name="T23">., ( P.I.: 07 631 480 964), corrente in Milano, Largo Promessi Sposi n.2, in persona del legale rappresentante p.t., sig. Pennelli Giuseppe, (C.F. PNNGPP63S12F205P), nato il 12.11.1963 a Milano ed ivi residente in Via Grassi Giovanni Battista n. 89, della somma complessiva di </text:span><text:span text:style-name="T26">€ 6.544,00,</text:span><text:span text:style-name="T23"> </text:span><text:span text:style-name="T27">oltre interessi <text:s/></text:span><text:span text:style-name="T28">moratori D. Lgs. 231/2002 dal giorno successivo alla scadenza delle due fatture sino al saldo , </text:span><text:span text:style-name="T27">come da domanda e spese di procedura liquidate in € 829,00 per compensi, € 145,50 per esborsi, oltre Iva, C.p.a., in forza di decreto ingiuntivo n. 523/2018 , </text:span><text:span text:style-name="T29">R.G. n. 1159/2018</text:span><text:span text:style-name="T27">, emesso dal Tribunale di Piacenza l'08.05.2018 e depositato in Cancelleria il 09.05.2018, <text:s text:c="2"/>notificato </text:span><text:span text:style-name="T29">in data 18.06.2018 ex art. 143 c.p.c. e dichiarato definitivamente esecutivo con decreto del 16.10.2018 dal Tribunale di Piacenza, D.ssa Iaquinti</text:span><text:span text:style-name="T27"> <text:s/></text:span><text:span text:style-name="T29">e formula esecutiva apposta il 18.10.2018;</text:span></text:p>
      <text:p text:style-name="P8"><text:span text:style-name="T29">- </text:span><text:span text:style-name="T27">nulla è stato corrisposto dalla debirtrice <text:s/>in forza del predetto titolo e per tale ragione Alfacnd S.r.l., in persona del legale raprersentante,</text:span></text:p>
      <text:p text:style-name="P6"><text:span text:style-name="T21">intima e fa precetto</text:span></text:p>
      <text:p text:style-name="P7"><text:span text:style-name="T23">a </text:span><text:span text:style-name="T21">S.R.M. CARPENTERIA INOX S.r.l.,</text:span><text:span text:style-name="T23"> con sede in Milano (MI), Via Largo Promessi Sposi n. 2, ( P. IVA 07 631 480 964), in persona del legale rappresentante pro tempore, sig. Pennelli Giuseppe, (C.F.: </text:span><text:soft-page-break/><text:span text:style-name="T23">PNNGPP63S12F205P), nato a Milano (MI), il 12.11.1963, residente in via Grassi Giovanni Battista n. 89, </text:span><text:span text:style-name="T26">di pagare a ALFACND S.R.L., in persona del legale rappresentante pro tempore, entro e non oltre 10 giorni dalla notifica del presente atto le seguenti somme: </text:span></text:p>
      <text:p text:style-name="P4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9"><text:span text:style-name="T43">a. </text:span><text:span text:style-name="T45">importo ingiunto</text:span></text:p>
          </table:table-cell>
          <table:table-cell table:style-name="Tabella1.B1" office:value-type="string">
            <text:p text:style-name="P10"><text:span text:style-name="T45">6.544,00</text:span></text:p>
          </table:table-cell>
        </table:table-row>
        <table:table-row table:style-name="Tabella1.1">
          <table:table-cell table:style-name="Tabella1.A2" office:value-type="string">
            <text:p text:style-name="P9"><text:span text:style-name="T43">b. </text:span><text:span text:style-name="T45">interessi di mora come da decreto ingiuntivo calcolati al </text:span><text:span text:style-name="T46">20.12.2</text:span><text:span text:style-name="T45">018</text:span></text:p>
          </table:table-cell>
          <table:table-cell table:style-name="Tabella1.B2" office:value-type="string">
            <text:p text:style-name="P5"/>
            <text:p text:style-name="P16"/>
            <text:p text:style-name="P12"><text:span text:style-name="T45">1.102,39</text:span></text:p>
          </table:table-cell>
        </table:table-row>
        <table:table-row table:style-name="Tabella1.3">
          <table:table-cell table:style-name="Tabella1.A2" office:value-type="string">
            <text:p text:style-name="P9"><text:span text:style-name="T43">Sommano</text:span></text:p>
            <text:p text:style-name="P9"><text:span text:style-name="T46">c. </text:span><text:span text:style-name="T47">Compensi </text:span><text:span text:style-name="T45">per ingiunzione</text:span></text:p>
            <text:p text:style-name="P9"><text:span text:style-name="T46">d. </text:span><text:span text:style-name="T45">Spese per esborsi</text:span></text:p>
            <text:p text:style-name="P9"><text:span text:style-name="T46">e. </text:span><text:span text:style-name="T45">CPA 4%</text:span><text:span text:style-name="T47"> su c.</text:span></text:p>
            <text:p text:style-name="P14"><text:span text:style-name="T45">f. compensi </text:span><text:span text:style-name="T47">p</text:span><text:span text:style-name="T45">recetto</text:span></text:p>
            <text:p text:style-name="P13"><text:span text:style-name="T47">g</text:span><text:span text:style-name="T45">. </text:span><text:span text:style-name="T47">spese generali 15% su f</text:span></text:p>
            <text:p text:style-name="P14"><text:span text:style-name="T47">h.</text:span><text:span text:style-name="T45">cp.a 4% su f e g</text:span></text:p>
            <text:p text:style-name="P9"><text:span text:style-name="T43">TOTALE GENERALE</text:span></text:p>
            <text:p text:style-name="P17"/>
          </table:table-cell>
          <table:table-cell table:style-name="Tabella1.B2" office:value-type="string">
            <text:p text:style-name="P10"><text:span text:style-name="T43">7.471,99</text:span></text:p>
            <text:p text:style-name="P10"><text:span text:style-name="T45">829,00</text:span></text:p>
            <text:p text:style-name="P10"><text:span text:style-name="T45">145,50</text:span></text:p>
            <text:p text:style-name="P10"><text:span text:style-name="T45">261,76</text:span></text:p>
            <text:p text:style-name="P15"><text:span text:style-name="T43">225,00</text:span></text:p>
            <text:p text:style-name="P15"><text:span text:style-name="T43">33,75</text:span></text:p>
            <text:p text:style-name="P18"><text:span text:style-name="T43">10,35</text:span></text:p>
            <text:p text:style-name="P11"><text:span text:style-name="T43">9.151,75</text:span></text:p>
            <text:p text:style-name="P11"><text:span text:style-name="T44">s.e.o.</text:span><text:span text:style-name="T43"> </text:span></text:p>
          </table:table-cell>
        </table:table-row>
      </table:table>
      <text:p text:style-name="P20">Oltre interessi sino al soddisfo e suuccessuive occorrende, comprese le spese di notifica del presente atto, come da nota sottostante,</text:p>
      <text:p text:style-name="P22"><text:span text:style-name="T30">Altresì avverte</text:span></text:p>
      <text:p text:style-name="P23"><text:span text:style-name="T27">che, in difetto di adempimento nel termine sopra indicato, si procederà ad esecuzione forzata; inoltre la debitrice può, ove ne ricorrano i presupposti di fatto e di diritto, con l'ausilio di un organismo di composizione della crisi o di un professionista nominato dal giudice, porre rimedio alla situazione di eventuale sovraindebitamento concludendo con i creditori un accordo di composizione della crisi o proponendo agli stessi un piano del consumatore.</text:span></text:p>
      <text:p text:style-name="P23"><text:span text:style-name="T27">Piacenza/Milano</text:span><text:span text:style-name="T28">20.12.</text:span><text:span text:style-name="T27">2018</text:span></text:p>
      <text:p text:style-name="P24"><text:span text:style-name="T30">Avv. Giovanna Turchio</text:span></text:p>
      <text:p text:style-name="P1"/>
      <text:p text:style-name="P1"><text:soft-page-break/></text:p>
      <text:p text:style-name="P1">Relata di notifica</text:p>
      <text:p text:style-name="P2"><text:span text:style-name="T50">Ad istanza dell’Avv. Giovan</text:span><text:span text:style-name="T51">na</text:span><text:span text:style-name="T50"> Turchio, nell’interesse di </text:span><text:span text:style-name="T56">Alfacnd s.r.l.</text:span><text:span text:style-name="T50">, io sottosc</text:span><text:span text:style-name="T52">r</text:span><text:span text:style-name="T50">itto Ufficiale Giudiziario addetto all’Unep c/o</text:span><text:span text:style-name="T54">la Corte di Appello</text:span><text:span text:style-name="T53"> di </text:span><text:span text:style-name="T54">Milano</text:span><text:span text:style-name="T50"> ho notificato copia <text:s/></text:span><text:span text:style-name="T54">del suesteso </text:span><text:span text:style-name="T50">atto di precetto a:</text:span></text:p>
      <text:p text:style-name="P3"><text:span text:style-name="T80">1. </text:span><text:span text:style-name="T81">S.R.M. CARPENTERI</text:span><text:span text:style-name="T82">A</text:span><text:span text:style-name="T81"> INOX S.R.L</text:span><text:span text:style-name="T83">., ( P.I. 07 631 480 964), corrente </text:span><text:span text:style-name="T81">in Milano,</text:span><text:span text:style-name="T83"> </text:span><text:span text:style-name="T81">Largo Promessi Sposi n.2,</text:span><text:span text:style-name="T83"> in persona del legale rappresentante p.t., sig. Pennelli Giuseppe, </text:span><text:span text:style-name="T58"><text:s/></text:span><text:span text:style-name="T55"><text:s/></text:span><text:span text:style-name="T57">ed ivi mediante consegna a </text:span></text:p>
      <text:p text:style-name="P3"><text:span text:style-name="T55"/></text:p>
      <text:p text:style-name="P3"><text:span text:style-name="T55"/></text:p>
      <text:p text:style-name="P3"><text:span text:style-name="T55"/></text:p>
      <text:p text:style-name="P21"><text:span text:style-name="T84">2. </text:span><text:span text:style-name="T85">sig</text:span><text:span text:style-name="T86">. Pennelli Giuseppe,</text:span><text:span text:style-name="T85">(C.F. PNNGPP63S12F205P), </text:span><text:span text:style-name="T84">nella qualità di legale reppresentante p.t. di </text:span><text:span text:style-name="T86">S.R.M. CARPENTERI</text:span><text:span text:style-name="T87">A</text:span><text:span text:style-name="T86"> INOX S.R.L</text:span><text:span text:style-name="T85">.,, residente <text:s/>a </text:span><text:span text:style-name="T86">Milano</text:span><text:span text:style-name="T85">, <text:s/>in </text:span><text:span text:style-name="T86">Via Grassi Giovanni Battista n. 89, </text:span><text:span text:style-name="T88"><text:s/></text:span><text:span text:style-name="T89">ev ivi mediante consegna a mani di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Libertine Display G1" svg:font-family="'Linux Libertine Display G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Display G2" svg:font-family="'Linux Libertine Display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1pt" fo:language="it" fo:country="IT" style:font-name-asian="Times New Roman1" style:font-family-asian="'Times New Roman'" style:font-family-generic-asian="system" style:font-pitch-asian="variable" style:font-size-asian="11pt" style:language-asian="it" style:country-asian="I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282cm" loext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1pt" fo:language="it" fo:country="IT" style:font-name-asian="Times New Roman1" style:font-family-asian="'Times New Roman'" style:font-family-generic-asian="system" style:font-pitch-asian="variable" style:font-size-asian="11pt" style:language-asian="it" style:country-asian="I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line-height="100%"/>
      <style:text-properties style:font-name="Linux Libertine Display G1" fo:font-weight="bold" officeooo:rsid="0000af84" officeooo:paragraph-rsid="0000af84" style:font-weight-asian="bold" style:font-weight-complex="bold"/>
    </style:style>
    <style:style style:name="MP2" style:family="paragraph" style:parent-style-name="Header">
      <style:paragraph-properties fo:line-height="100%"/>
      <style:text-properties officeooo:rsid="0000af84" officeooo:paragraph-rsid="0000af84"/>
    </style:style>
    <style:style style:name="MT1" style:family="text">
      <style:text-properties style:font-name="Linux Libertine Display G1"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.499cm" fo:margin-bottom="2cm" fo:margin-left="2cm" fo:margin-right="2cm" style:writing-mode="lr-tb" style:layout-grid-color="#c0c0c0" style:layout-grid-lines="2344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vv Giovanna Turchio</text:p>
        <text:p text:style-name="MP1">Via A. Genocchi 16</text:p>
        <text:p text:style-name="MP1">29121 Piacenza</text:p>
        <text:p text:style-name="MP1">tel 05231991294</text:p>
        <text:p text:style-name="MP2"><text:a xlink:type="simple" xlink:href="mailto:turchio.giovanna@gmail.com" text:style-name="Internet_20_link" text:visited-style-name="Visited_20_Internet_20_Link"><text:span text:style-name="MT1">turchio.giovanna@gmail.com</text:span></text:a></text:p>
        <text:p text:style-name="MP1">turchio.giovanna@ordineavvocatipc.i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4:58:00</meta:creation-date>
    <dc:date>2018-12-20T09:42:12.279000000</dc:date>
    <meta:editing-cycles>4</meta:editing-cycles>
    <meta:editing-duration>PT17M27S</meta:editing-duration>
    <meta:generator>LibreOffice/6.0.2.1$Windows_X86_64 LibreOffice_project/f7f06a8f319e4b62f9bc5095aa112a65d2f3ac89</meta:generator>
    <meta:print-date>2018-12-20T09:42:44.096000000</meta:print-date>
    <meta:document-statistic meta:table-count="1" meta:image-count="0" meta:object-count="0" meta:page-count="3" meta:paragraph-count="44" meta:word-count="619" meta:character-count="4108" meta:non-whitespace-character-count="3513"/>
    <meta:user-defined meta:name="Operator">Ledjo Minga</meta:user-defined>
  </office:meta>
</office:document-meta>
</file>